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93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6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Before I Forget</text:p>
          </table:table-cell>
          <table:table-cell table:formula="of:=[.A2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3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3" table:number-columns-repeated="1016"/>
        </table:table-row>
        <table:table-row table:style-name="ro4">
          <table:table-cell/>
          <table:table-cell office:value-type="string">
            <text:p>Mycofungal</text:p>
          </table:table-cell>
          <table:table-cell office:value-type="string">
            <text:p>A game about mycorrhizal networks, and trees and mushrooms talking to each other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Mycofungal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5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Telescop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Kissy Kissy</text:p>
          </table:table-cell>
          <table:table-cell table:formula="of:=[.A6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 office:value-type="string">
            <text:p>202003KissyKis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ower Defense</text:p>
          </table:table-cell>
          <table:table-cell table:formula="of:=[.A7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 office:value-type="string">
            <text:p>202003TowerDef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plodge</text:p>
          </table:table-cell>
          <table:table-cell table:formula="of:=[.A8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 office:value-type="string">
            <text:p>202001Splodg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Autumn Light</text:p>
          </table:table-cell>
          <table:table-cell table:formula="of:=[.A9]" office:value-type="string" office:string-value="Autumn Light">
            <text:p>Autumn Light</text:p>
          </table:table-cell>
          <table:table-cell office:value-type="string">
            <text:p>A game created for the Meditations project. It i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AutumnLigh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 office:value-type="string">
            <text:p>201910BathLecturing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BathBit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2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ClickDrip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3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 office:value-type="string">
            <text:p>201910Dark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FJ3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 office:value-type="string">
            <text:p>201909EGXPanel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Small Tools and Personal Gam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19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Spellgarden</text:p>
          </table:table-cell>
          <table:table-cell table:formula="of:=[.A20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ave</text:p>
          </table:table-cell>
          <table:table-cell table:formula="of:=[.A21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5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6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8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Grrrl Games Code Club</text:p>
          </table:table-cell>
          <table:table-cell table:formula="of:=[.A29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30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1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2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3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ura</text:p>
          </table:table-cell>
          <table:table-cell table:formula="of:=[.A34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6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ixels X Paper Zine: On Bitsy</text:p>
          </table:table-cell>
          <table:table-cell office:value-type="string">
            <text:p>Pixels x Paper Zine: On Bitsy</text:p>
          </table:table-cell>
          <table:table-cell office:value-type="string">
            <text:p>A written piece about Bitsy in the Pixels X Paper zine.</text:p>
          </table:table-cell>
          <table:table-cell office:value-type="float" office:value="2018">
            <text:p>2018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table:style-name="ce3" office:value-type="string">
            <text:p>Visual/Written</text:p>
          </table:table-cell>
          <table:table-cell table:style-name="Default" office:value-type="string">
            <text:p>201808PixelsXPaper</text:p>
          </table:table-cell>
          <table:table-cell table:number-columns-repeated="1016"/>
        </table:table-row>
        <table:table-row table:style-name="ro2">
          <table:table-cell office:value-type="string">
            <text:p>Crab Adventure 1</text:p>
          </table:table-cell>
          <table:table-cell table:formula="of:=[.A38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s tool Flat Pack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eathe In</text:p>
          </table:table-cell>
          <table:table-cell table:formula="of:=[.A41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3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Bitsy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6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e Kingdom of Fungi</text:p>
          </table:table-cell>
          <table:table-cell table:formula="of:=[.A48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keSend</text:p>
          </table:table-cell>
          <table:table-cell table:formula="of:=[.A49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nowlapse</text:p>
          </table:table-cell>
          <table:table-cell table:formula="of:=[.A50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51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ojourn</text:p>
          </table:table-cell>
          <table:table-cell table:formula="of:=[.A53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5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us Friends</text:p>
          </table:table-cell>
          <table:table-cell table:formula="of:=[.A56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Carry Stories of You</text:p>
          </table:table-cell>
          <table:table-cell table:formula="of:=[.A57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utorial</text:p>
          </table:table-cell>
          <table:table-cell table:formula="of:=[.A58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at's Out of the Bag!</text:p>
          </table:table-cell>
          <table:table-cell table:formula="of:=[.A59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Limbo Train</text:p>
          </table:table-cell>
          <table:table-cell table:formula="of:=[.A60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ight Witches</text:p>
          </table:table-cell>
          <table:table-cell table:formula="of:=[.A61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2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3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4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orest Walk</text:p>
          </table:table-cell>
          <table:table-cell table:formula="of:=[.A65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6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aParala</text:p>
          </table:table-cell>
          <table:table-cell table:formula="of:=[.A67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8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ecay of Terethia: Chapter 1</text:p>
          </table:table-cell>
          <table:table-cell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70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table:style-name="Default" office:value-type="string">
            <text:p>Games for Interactive Learning</text:p>
          </table:table-cell>
          <table:table-cell table:style-name="Default" office:value-type="string">
            <text:p>A talk about some of my art and prototypes, titled Games for Interactive Learning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5DesignStuff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72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Girl Geek Dinners Talk</text:p>
          </table:table-cell>
          <table:table-cell office:value-type="string">
            <text:p>A talk about Bristols Grrrl Games, and a showcase of some of my projects.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1GirlGeekDinners</text:p>
          </table:table-cell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5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6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8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79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80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81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82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adow Puppets</text:p>
          </table:table-cell>
          <table:table-cell table:formula="of:=[.A83]" office:value-type="string" office:string-value="Shadow Puppets">
            <text:p>Shadow Puppets</text:p>
          </table:table-cell>
          <table:table-cell table:style-name="ce3" office:value-type="string">
            <text:p>A game about people living in a shadow puppet worl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gus</text:p>
          </table:table-cell>
          <table:table-cell table:formula="of:=[.A84]" office:value-type="string" office:string-value="Magus">
            <text:p>Magus</text:p>
          </table:table-cell>
          <table:table-cell table:style-name="ce3" office:value-type="string">
            <text:p>A board game by Nathan Hook, to which I contributed art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orthole</text:p>
          </table:table-cell>
          <table:table-cell table:formula="of:=[.A85]" office:value-type="string" office:string-value="Porthole">
            <text:p>Porthole</text:p>
          </table:table-cell>
          <table:table-cell table:style-name="ce3" office:value-type="string">
            <text:p>A claymation exploration game made during Ludum Dare 29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125 Monkey Games</text:p>
          </table:table-cell>
          <table:table-cell table:formula="of:=[.A86]" office:value-type="string" office:string-value="125 Monkey Games">
            <text:p>125 Monkey Games</text:p>
          </table:table-cell>
          <table:table-cell table:style-name="ce3" office:value-type="string">
            <text:p>A pixel art de-make of Super Monkey Ball, made for Mini Ludum Dare 50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obots vs Magic</text:p>
          </table:table-cell>
          <table:table-cell table:formula="of:=[.A87]" office:value-type="string" office:string-value="Robots vs Magic">
            <text:p>Robots vs Magic</text:p>
          </table:table-cell>
          <table:table-cell table:style-name="ce3" office:value-type="string">
            <text:p>A 2D game about constructing robots in a warehouse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lage of Home</text:p>
          </table:table-cell>
          <table:table-cell table:formula="of:=[.A88]" office:value-type="string" office:string-value="Collage of Home">
            <text:p>Collage of Home</text:p>
          </table:table-cell>
          <table:table-cell table:style-name="ce3" office:value-type="string">
            <text:p>A collage from a collection of photos of my family home before we move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okie Motion</text:p>
          </table:table-cell>
          <table:table-cell table:formula="of:=[.A89]" office:value-type="string" office:string-value="Cookie Motion">
            <text:p>Cookie Motion</text:p>
          </table:table-cell>
          <table:table-cell table:style-name="ce3" office:value-type="string">
            <text:p>A cookie-based animation about dinosaurs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nakes on Six Planes</text:p>
          </table:table-cell>
          <table:table-cell table:formula="of:=[.A90]" office:value-type="string" office:string-value="Snakes on Six Planes">
            <text:p>Snakes on Six Planes</text:p>
          </table:table-cell>
          <table:table-cell table:style-name="ce3" office:value-type="string">
            <text:p>A 3D Snake game, with clay, paper and fabric ar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plat</text:p>
          </table:table-cell>
          <table:table-cell table:formula="of:=[.A91]" office:value-type="string" office:string-value="Splat">
            <text:p>Splat</text:p>
          </table:table-cell>
          <table:table-cell table:style-name="ce3" office:value-type="string">
            <text:p>A short claymation video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ci-Attire</text:p>
          </table:table-cell>
          <table:table-cell table:formula="of:=[.A92]" office:value-type="string" office:string-value="Sci-Attire">
            <text:p>Sci-Attire</text:p>
          </table:table-cell>
          <table:table-cell table:style-name="ce3" office:value-type="string">
            <text:p>A small enterprise I co-ran, making clothes, toys and accessories inspired by palaeontology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Tale of the Ouroboros</text:p>
          </table:table-cell>
          <table:table-cell table:formula="of:=[.A93]" office:value-type="string" office:string-value="Tale of the Ouroboros">
            <text:p>Tale of the Ouroboros</text:p>
          </table:table-cell>
          <table:table-cell table:style-name="ce3" office:value-type="string">
            <text:p>A procedural RPG concep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ehistoric colours in fossil insects and feathers</text:p>
          </table:table-cell>
          <table:table-cell table:style-name="ce3" office:value-type="string">
            <text:p>Prehistoric colours</text:p>
          </table:table-cell>
          <table:table-cell table:style-name="ce3" office:value-type="string">
            <text:p>Concepts for an educational palaeontology game, later developed by Auroch Digital.</text:p>
          </table:table-cell>
          <table:table-cell table:style-name="ce3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Extraction Point</text:p>
          </table:table-cell>
          <table:table-cell table:formula="of:=[.A95]" office:value-type="string" office:string-value="Extraction Point">
            <text:p>Extraction Point</text:p>
          </table:table-cell>
          <table:table-cell table:style-name="ce3" office:value-type="string">
            <text:p>A 2D platformer that I design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oject Coma</text:p>
          </table:table-cell>
          <table:table-cell table:formula="of:=[.A96]" office:value-type="string" office:string-value="Project Coma">
            <text:p>Project Coma</text:p>
          </table:table-cell>
          <table:table-cell table:style-name="ce3" office:value-type="string">
            <text:p>A skybox for a 3D platformer set in a surreal setting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3" office:value-type="string">
            <text:p>The 9<text:span text:style-name="T1">th</text:span> Realm</text:p>
          </table:table-cell>
          <table:table-cell table:formula="of:=[.A97]" office:value-type="string" office:string-value="The 9th Realm">
            <text:p>The 9th Realm</text:p>
          </table:table-cell>
          <table:table-cell table:style-name="ce3" office:value-type="string">
            <text:p>A resource management game by Paranoid Android Software, that I creat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ronoclasm</text:p>
          </table:table-cell>
          <table:table-cell table:formula="of:=[.A98]" office:value-type="string" office:string-value="Chronoclasm">
            <text:p>Chronoclasm</text:p>
          </table:table-cell>
          <table:table-cell table:style-name="ce3" office:value-type="string">
            <text:p>An idea about a Majoras Mask inspired game.</text:p>
          </table:table-cell>
          <table:table-cell table:style-name="ce3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lender experiments</text:p>
          </table:table-cell>
          <table:table-cell table:formula="of:=[.A99]" office:value-type="string" office:string-value="Blender experiments">
            <text:p>Blender experiments</text:p>
          </table:table-cell>
          <table:table-cell table:style-name="ce3" office:value-type="string">
            <text:p>My first creations using Blender.</text:p>
          </table:table-cell>
          <table:table-cell table:style-name="ce3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onster Fighter Champions</text:p>
          </table:table-cell>
          <table:table-cell table:formula="of:=[.A100]" office:value-type="string" office:string-value="Monster Fighter Champions">
            <text:p>Monster Fighter Champions</text:p>
          </table:table-cell>
          <table:table-cell table:style-name="ce3" office:value-type="string">
            <text:p>A Pokemon-inspired RPG, with claymation art, a follow-on from my earlier story RPMe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PMe</text:p>
          </table:table-cell>
          <table:table-cell table:formula="of:=[.A101]" office:value-type="string" office:string-value="RPMe">
            <text:p>RPMe</text:p>
          </table:table-cell>
          <table:table-cell table:style-name="ce3" office:value-type="string">
            <text:p>A manga-style story about teenagers who get pulled into a JRPG world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nga drawing experiments</text:p>
          </table:table-cell>
          <table:table-cell table:formula="of:=[.A102]" office:value-type="string" office:string-value="Manga drawing experiments">
            <text:p>Manga drawing experiments</text:p>
          </table:table-cell>
          <table:table-cell table:style-name="ce3" office:value-type="string">
            <text:p>My first sketches, fan art and character designs.</text:p>
          </table:table-cell>
          <table:table-cell table:style-name="ce3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102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22/04/2020</text:date>, <text:time>11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0-04-22T11:33:19.26</dc:date>
    <dc:creator>Claire Morley</dc:creator>
    <meta:editing-duration>PT12H12M16S</meta:editing-duration>
    <meta:editing-cycles>40</meta:editing-cycles>
    <meta:generator>OpenOffice/4.1.7$Win32 OpenOffice.org_project/417m1$Build-9800</meta:generator>
    <meta:document-statistic meta:table-count="3" meta:cell-count="732" meta:object-count="0"/>
  </office:meta>
</office:document-meta>
</file>